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C8000000B9724DDDC7C7245A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</office:font-face-decls>
  <office:automatic-styles>
    <style:style style:name="P1" style:family="paragraph" style:parent-style-name="Header">
      <style:text-properties officeooo:rsid="000bc8c3" officeooo:paragraph-rsid="002ab8a5"/>
    </style:style>
    <style:style style:name="P2" style:family="paragraph" style:parent-style-name="Header">
      <style:paragraph-properties fo:text-align="start" style:justify-single-word="false"/>
      <style:text-properties style:font-name="Liberation Sans2" fo:font-size="9pt" officeooo:rsid="000bc8c3" officeooo:paragraph-rsid="002c8990" style:font-size-asian="9pt" style:font-size-complex="9pt"/>
    </style:style>
    <style:style style:name="P3" style:family="paragraph" style:parent-style-name="Standard">
      <style:text-properties officeooo:paragraph-rsid="002ab8a5"/>
    </style:style>
    <style:style style:name="P4" style:family="paragraph" style:parent-style-name="Text_20_body">
      <style:text-properties officeooo:paragraph-rsid="001fbe86"/>
    </style:style>
    <style:style style:name="P5" style:family="paragraph" style:parent-style-name="Text_20_body">
      <style:text-properties officeooo:paragraph-rsid="0025b04c"/>
    </style:style>
    <style:style style:name="P6" style:family="paragraph" style:parent-style-name="Text_20_body">
      <style:text-properties officeooo:paragraph-rsid="0026e149"/>
    </style:style>
    <style:style style:name="P7" style:family="paragraph" style:parent-style-name="Text_20_body">
      <style:text-properties officeooo:paragraph-rsid="001e478c"/>
    </style:style>
    <style:style style:name="P8" style:family="paragraph" style:parent-style-name="Text_20_body">
      <style:text-properties officeooo:paragraph-rsid="00524eb5"/>
    </style:style>
    <style:style style:name="P9" style:family="paragraph" style:parent-style-name="Text_20_body">
      <style:text-properties officeooo:paragraph-rsid="005dad1e"/>
    </style:style>
    <style:style style:name="P10" style:family="paragraph" style:parent-style-name="Text_20_body">
      <style:text-properties officeooo:paragraph-rsid="00726ba5"/>
    </style:style>
    <style:style style:name="P11" style:family="paragraph" style:parent-style-name="Text_20_body">
      <style:text-properties officeooo:paragraph-rsid="0073b5ea"/>
    </style:style>
    <style:style style:name="P12" style:family="paragraph" style:parent-style-name="Text_20_body">
      <style:text-properties officeooo:paragraph-rsid="001f6868"/>
    </style:style>
    <style:style style:name="P13" style:family="paragraph" style:parent-style-name="Text_20_body">
      <style:text-properties officeooo:paragraph-rsid="007720ad"/>
    </style:style>
    <style:style style:name="P14" style:family="paragraph" style:parent-style-name="Text_20_body">
      <style:text-properties officeooo:paragraph-rsid="006e7ba9"/>
    </style:style>
    <style:style style:name="P15" style:family="paragraph" style:parent-style-name="Text_20_body">
      <style:text-properties officeooo:paragraph-rsid="00780548"/>
    </style:style>
    <style:style style:name="P16" style:family="paragraph" style:parent-style-name="Text_20_body">
      <style:text-properties officeooo:paragraph-rsid="007a0188"/>
    </style:style>
    <style:style style:name="P17" style:family="paragraph" style:parent-style-name="Text_20_body">
      <style:text-properties officeooo:paragraph-rsid="007ae97b"/>
    </style:style>
    <style:style style:name="P18" style:family="paragraph" style:parent-style-name="Text_20_body">
      <style:text-properties officeooo:paragraph-rsid="007e8c8a"/>
    </style:style>
    <style:style style:name="P19" style:family="paragraph" style:parent-style-name="Heading_20_2">
      <style:paragraph-properties fo:text-align="center" style:justify-single-word="false"/>
    </style:style>
    <style:style style:name="P20" style:family="paragraph" style:parent-style-name="Heading_20_3">
      <style:text-properties officeooo:paragraph-rsid="001fbe86"/>
    </style:style>
    <style:style style:name="P21" style:family="paragraph" style:parent-style-name="Heading_20_3">
      <style:text-properties officeooo:paragraph-rsid="007a0188"/>
    </style:style>
    <style:style style:name="P22" style:family="paragraph" style:parent-style-name="Heading_20_3">
      <style:text-properties officeooo:paragraph-rsid="007ae97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5c89e" style:font-weight-asian="bold" style:font-weight-complex="bold"/>
    </style:style>
    <style:style style:name="T3" style:family="text">
      <style:text-properties fo:font-weight="bold" officeooo:rsid="00718345" style:font-weight-asian="bold" style:font-weight-complex="bold"/>
    </style:style>
    <style:style style:name="T4" style:family="text">
      <style:text-properties fo:font-weight="bold" officeooo:rsid="011e1a87" style:font-weight-asian="bold" style:font-weight-complex="bold"/>
    </style:style>
    <style:style style:name="T5" style:family="text">
      <style:text-properties fo:font-weight="bold" officeooo:rsid="007e8c8a" style:font-weight-asian="bold" style:font-weight-complex="bold"/>
    </style:style>
    <style:style style:name="T6" style:family="text">
      <style:text-properties officeooo:rsid="002c8990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0eba4b"/>
    </style:style>
    <style:style style:name="T9" style:family="text">
      <style:text-properties officeooo:rsid="00104bc1"/>
    </style:style>
    <style:style style:name="T10" style:family="text">
      <style:text-properties officeooo:rsid="0065c89e"/>
    </style:style>
    <style:style style:name="T11" style:family="text">
      <style:text-properties officeooo:rsid="001bdcb8"/>
    </style:style>
    <style:style style:name="T12" style:family="text">
      <style:text-properties fo:font-style="italic" officeooo:rsid="001bdcb8" style:font-style-asian="italic" style:font-style-complex="italic"/>
    </style:style>
    <style:style style:name="T13" style:family="text">
      <style:text-properties style:use-window-font-color="true" officeooo:rsid="01c64a07"/>
    </style:style>
    <style:style style:name="T14" style:family="text">
      <style:text-properties style:use-window-font-color="true" officeooo:rsid="00292eb4"/>
    </style:style>
    <style:style style:name="T15" style:family="text">
      <style:text-properties style:use-window-font-color="true" officeooo:rsid="005dad1e"/>
    </style:style>
    <style:style style:name="T16" style:family="text">
      <style:text-properties officeooo:rsid="0080a81f"/>
    </style:style>
    <style:style style:name="T17" style:family="text">
      <style:text-properties officeooo:rsid="001d6e84"/>
    </style:style>
    <style:style style:name="T18" style:family="text">
      <style:text-properties officeooo:rsid="001e478c"/>
    </style:style>
    <style:style style:name="T19" style:family="text">
      <style:text-properties officeooo:rsid="001f1922"/>
    </style:style>
    <style:style style:name="T20" style:family="text">
      <style:text-properties officeooo:rsid="001f6868"/>
    </style:style>
    <style:style style:name="T21" style:family="text">
      <style:text-properties officeooo:rsid="0021813d"/>
    </style:style>
    <style:style style:name="T22" style:family="text">
      <style:text-properties officeooo:rsid="0023c4f4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718345" style:font-weight-asian="normal" style:font-weight-complex="normal"/>
    </style:style>
    <style:style style:name="T25" style:family="text">
      <style:text-properties fo:font-weight="normal" officeooo:rsid="00de8dc2" style:font-weight-asian="normal" style:font-weight-complex="normal"/>
    </style:style>
    <style:style style:name="T26" style:family="text">
      <style:text-properties fo:font-weight="normal" officeooo:rsid="011e1a87" style:font-weight-asian="normal" style:font-weight-complex="normal"/>
    </style:style>
    <style:style style:name="T27" style:family="text">
      <style:text-properties fo:font-weight="normal" officeooo:rsid="0124c8e9" style:font-weight-asian="normal" style:font-weight-complex="normal"/>
    </style:style>
    <style:style style:name="T28" style:family="text">
      <style:text-properties fo:font-weight="normal" officeooo:rsid="017c49d6" style:font-weight-asian="normal" style:font-weight-complex="normal"/>
    </style:style>
    <style:style style:name="T29" style:family="text">
      <style:text-properties fo:font-weight="normal" officeooo:rsid="0089467e" style:font-weight-asian="normal" style:font-weight-complex="normal"/>
    </style:style>
    <style:style style:name="T30" style:family="text">
      <style:text-properties fo:font-weight="normal" officeooo:rsid="0028fe11" style:font-weight-asian="normal" style:font-weight-complex="normal"/>
    </style:style>
    <style:style style:name="T31" style:family="text">
      <style:text-properties fo:font-weight="normal" officeooo:rsid="00e058f3" style:font-weight-asian="normal" style:font-weight-complex="normal"/>
    </style:style>
    <style:style style:name="T32" style:family="text">
      <style:text-properties fo:font-weight="normal" officeooo:rsid="0029b802" style:font-weight-asian="normal" style:font-weight-complex="normal"/>
    </style:style>
    <style:style style:name="T33" style:family="text">
      <style:text-properties fo:font-weight="normal" officeooo:rsid="0089cf45" style:font-weight-asian="normal" style:font-weight-complex="normal"/>
    </style:style>
    <style:style style:name="T34" style:family="text">
      <style:text-properties fo:font-weight="normal" officeooo:rsid="013ac41a" style:font-weight-asian="normal" style:font-weight-complex="normal"/>
    </style:style>
    <style:style style:name="T35" style:family="text">
      <style:text-properties fo:font-weight="normal" officeooo:rsid="007e8c8a" style:font-weight-asian="normal" style:font-weight-complex="normal"/>
    </style:style>
    <style:style style:name="T36" style:family="text">
      <style:text-properties officeooo:rsid="0027afc3"/>
    </style:style>
    <style:style style:name="T37" style:family="text">
      <style:text-properties officeooo:rsid="00292eb4"/>
    </style:style>
    <style:style style:name="T38" style:family="text">
      <style:text-properties officeooo:rsid="00294e9d"/>
    </style:style>
    <style:style style:name="T39" style:family="text">
      <style:text-properties officeooo:rsid="00336dc9"/>
    </style:style>
    <style:style style:name="T40" style:family="text">
      <style:text-properties officeooo:rsid="00341351"/>
    </style:style>
    <style:style style:name="T41" style:family="text">
      <style:text-properties officeooo:rsid="00355e99"/>
    </style:style>
    <style:style style:name="T42" style:family="text">
      <style:text-properties officeooo:rsid="00388d33"/>
    </style:style>
    <style:style style:name="T43" style:family="text">
      <style:text-properties officeooo:rsid="0044835b"/>
    </style:style>
    <style:style style:name="T44" style:family="text">
      <style:text-properties officeooo:rsid="00502959"/>
    </style:style>
    <style:style style:name="T45" style:family="text">
      <style:text-properties officeooo:rsid="00522822"/>
    </style:style>
    <style:style style:name="T46" style:family="text">
      <style:text-properties officeooo:rsid="013ac41a"/>
    </style:style>
    <style:style style:name="T47" style:family="text">
      <style:text-properties officeooo:rsid="00718345"/>
    </style:style>
    <style:style style:name="T48" style:family="text">
      <style:text-properties officeooo:rsid="00524eb5"/>
    </style:style>
    <style:style style:name="T49" style:family="text">
      <style:text-properties officeooo:rsid="005c7ac4"/>
    </style:style>
    <style:style style:name="T50" style:family="text">
      <style:text-properties officeooo:rsid="00613d1a"/>
    </style:style>
    <style:style style:name="T51" style:family="text">
      <style:text-properties officeooo:rsid="0069ed0a"/>
    </style:style>
    <style:style style:name="T52" style:family="text">
      <style:text-properties officeooo:rsid="006c4f86"/>
    </style:style>
    <style:style style:name="T53" style:family="text">
      <style:text-properties officeooo:rsid="006e7ba9"/>
    </style:style>
    <style:style style:name="T54" style:family="text">
      <style:text-properties officeooo:rsid="007095e6"/>
    </style:style>
    <style:style style:name="T55" style:family="text">
      <style:text-properties officeooo:rsid="00726ba5"/>
    </style:style>
    <style:style style:name="T56" style:family="text">
      <style:text-properties officeooo:rsid="0073b5ea"/>
    </style:style>
    <style:style style:name="T57" style:family="text">
      <style:text-properties officeooo:rsid="007a0188"/>
    </style:style>
    <style:style style:name="T58" style:family="text">
      <style:text-properties officeooo:rsid="007da8a4"/>
    </style:style>
    <style:style style:name="T59" style:family="text">
      <style:text-properties officeooo:rsid="007fe378"/>
    </style:style>
    <style:style style:name="T60" style:family="text">
      <style:text-properties officeooo:rsid="007fff9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Step"/>
      </text:sequence-decls>
      <text:h text:style-name="P19" text:outline-level="2"><text:span text:style-name="T49">Software-Wartungs</text:span>vertrag</text:h>
      <text:p text:style-name="P5">(<text:sequence text:ref-name="refStep0" text:name="Step" text:formula="ooow:Step+1" style:num-format="1">1</text:sequence>) Der vorliegende Software-Wartungsvertrag legt die Be­dingungen fest, unter denen der Benutzer Anrecht auf Hil­fe des Dienstleisters bei der Benut­zung von TIM hat.</text:p>
      <text:p text:style-name="P5">(<text:sequence text:ref-name="refStep1" text:name="Step" text:formula="ooow:Step+1" style:num-format="1">2</text:sequence>) Vertragspartner sind einerseits OÜ Rumma &amp; Ko als Dienstleister und anderseits der Rechnungs­empfänger als Benutzer.</text:p>
      <text:h text:style-name="P20" text:outline-level="3">Dienstleist<text:span text:style-name="T57">ungsumfang</text:span></text:h>
      <text:p text:style-name="P15"><text:span text:style-name="T47">(</text:span><text:span text:style-name="T47"><text:sequence text:ref-name="refStep32" text:name="Step" text:formula="ooow:Step+1" style:num-format="1">3</text:sequence></text:span><text:span text:style-name="T47">) Der Dienstleister stellt mindestens </text:span><text:span text:style-name="T24">einen kompetenten Mitarbeiter </text:span><text:span text:style-name="T47">zur Verfügung zur Gewährleistung der Dienstleistungen für </text:span>Analyse, Pro­grammierung, Instal­lation, Wartung und Weiterentwick­lung <text:span text:style-name="T16">der Software.</text:span></text:p>
      <text:p text:style-name="P8"><text:span text:style-name="T24">(</text:span><text:span text:style-name="T24"><text:sequence text:ref-name="refStep13" text:name="Step" text:formula="ooow:Step+1" style:num-format="1">4</text:sequence></text:span><text:span text:style-name="T24">) Der Dienstleister </text:span><text:span text:style-name="T25">ist </text:span><text:span text:style-name="T26">werktags von 8 bis 18 Uhr tele­fonisch </text:span><text:span text:style-name="T4">erreichbar</text:span><text:span text:style-name="T26">. </text:span><text:span text:style-name="T27">Er beantwortet </text:span><text:span text:style-name="T26">alle Problemmeldun­gen, die vom </text:span><text:span text:style-name="T24">Auftrag</text:span><text:span text:style-name="T27">geber </text:span><text:span text:style-name="T28">gemeldet </text:span><text:span text:style-name="T26">werden. </text:span><text:span text:style-name="T29">Bei </text:span><text:span text:style-name="T30">vorheri­ger Absprache garantier</text:span><text:span text:style-name="T25">ten wir </text:span><text:span text:style-name="T31">prioritäre </text:span><text:span text:style-name="T30">Bearbeitung Ih­rer Anfrage</text:span><text:span text:style-name="T32">n</text:span><text:span text:style-name="T33">.</text:span></text:p>
      <text:p text:style-name="P8"><text:span text:style-name="T24">(</text:span><text:span text:style-name="T24"><text:sequence text:ref-name="refStep14" text:name="Step" text:formula="ooow:Step+1" style:num-format="1">5</text:sequence></text:span><text:span text:style-name="T24">) Der Dienstleister </text:span><text:span text:style-name="T26">behandel</text:span><text:span text:style-name="T23">t die </text:span><text:span text:style-name="T4">Daten des </text:span><text:span text:style-name="T3">Auftrag­</text:span><text:span text:style-name="T1">geber</text:span><text:span text:style-name="T4">s </text:span><text:span text:style-name="T26">vertraulich.</text:span></text:p>
      <text:p text:style-name="P18"><text:span text:style-name="T46">(</text:span><text:span text:style-name="T46"><text:sequence text:ref-name="refStep15" text:name="Step" text:formula="ooow:Step+1" style:num-format="1">6</text:sequence></text:span><text:span text:style-name="T46">) Der Dienstlei­ster veröffentlicht den Quellcode aller im Rahmen des Pro­jektes erstellten Software und Dokumentation unter einer </text:span><text:span text:style-name="T2">freie</text:span><text:span text:style-name="T5">n</text:span><text:span text:style-name="T2"> </text:span><text:span text:style-name="T5">Lizenz</text:span><text:span text:style-name="T35">, wodurch diese </text:span><text:span text:style-name="T10">potentiell auch durch andere Dienstleister <text:s/>benutzt und/oder weiterentwickelt werden können.</text:span></text:p>
      <text:h text:style-name="P21" text:outline-level="3">Verpflichtungen des <text:span text:style-name="T48">Auftraggebers</text:span> </text:h>
      <text:p text:style-name="P16"><text:span text:style-name="T13">(</text:span><text:span text:style-name="T13"><text:sequence text:ref-name="refStep7" text:name="Step" text:formula="ooow:Step+1" style:num-format="1">7</text:sequence></text:span><text:span text:style-name="T13">) Eine Kontaktperson zur Verfügung stellen, die auftre­tende Probleme </text:span><text:span text:style-name="T15">zentralisiert </text:span><text:span text:style-name="T13">und dem Dienstleister </text:span><text:span text:style-name="T15">mel­det, die </text:span><text:span text:style-name="T13">aktiv bei Wartung und Weiterentwicklungen mit­wirkt sowie alle weiteren Benutzer schult.</text:span></text:p>
      <text:p text:style-name="P16"><text:span text:style-name="T13">(</text:span><text:span text:style-name="T13"><text:sequence text:ref-name="refStep8" text:name="Step" text:formula="ooow:Step+1" style:num-format="1">8</text:sequence></text:span><text:span text:style-name="T13">) </text:span><text:span text:style-name="T11">Mindestens per E-Mail erreichbar sein, idealer­weise auch telefonisch, über </text:span><text:span text:style-name="T12">instant messaging </text:span><text:span text:style-name="T11">oder Internet-Telefon</text:span></text:p>
      <text:p text:style-name="P16"><text:span text:style-name="T13">(</text:span><text:span text:style-name="T13"><text:sequence text:ref-name="refStep9" text:name="Step" text:formula="ooow:Step+1" style:num-format="1">9</text:sequence></text:span><text:span text:style-name="T13">) </text:span><text:span text:style-name="T11">F</text:span>ür ein korrekt funk­tio­nie­rendes <text:span text:style-name="T36">Computer</text:span>sy­stem sor<text:span text:style-name="T11">­</text:span>gen <text:span text:style-name="T11">(z.B. Backups, Netzwerk, Konfigu­ra­tion der Rech­ner und Internet-Clients)</text:span></text:p>
      <text:p text:style-name="P16"><text:span text:style-name="T13">(</text:span><text:span text:style-name="T13"><text:sequence text:ref-name="refStep10" text:name="Step" text:formula="ooow:Step+1" style:num-format="1">10</text:sequence></text:span><text:span text:style-name="T13">) </text:span>Rückfragen des Dienstleister<text:span text:style-name="T43">s</text:span> beantworten und ihm eventuelle Informationen liefern, die er zur Lösungsfin­dung braucht.</text:p>
      <text:p text:style-name="P16">(<text:sequence text:ref-name="refStep11" text:name="Step" text:formula="ooow:Step+1" style:num-format="1">11</text:sequence>) <text:span text:style-name="T59">Eventuelle Anweisungen des Dienstleisters gewissenhaft ausführen.</text:span></text:p>
      <text:p text:style-name="P16">(<text:sequence text:ref-name="refStep21" text:name="Step" text:formula="ooow:Step+1" style:num-format="1">12</text:sequence>) <text:span text:style-name="T59">Den pauschalen Jahresbeitrag bezahlen.</text:span></text:p>
      <text:h text:style-name="Heading_20_3" text:outline-level="3">Dienstleistungen auf Distanz</text:h>
      <text:p text:style-name="P10">(<text:sequence text:ref-name="refStep16" text:name="Step" text:formula="ooow:Step+1" style:num-format="1">13</text:sequence>) <text:span text:style-name="T40">Dienstleistungen im Rahmen des War­tungsvertrags </text:span>werden nicht zusätzlich fakturiert. <text:span text:style-name="T60">Dazu gehören </text:span>Antwort auf Fragen zur Be­nutzung <text:span text:style-name="T55">und Konfigurierung </text:span>der Software, <text:span text:style-name="T56">Planung von Änderungen und neuen Funktionen, </text:span>Hilfestellung bei Diagno­se von Proble­men <text:span text:style-name="T39">sowie Behebung von </text:span>Probleme<text:span text:style-name="T21">n, die durch Arbeiten des Dienstleisters verursacht wur­den, z.B.</text:span> nach einem Upgrade. </text:p>
      <text:p text:style-name="P11">(<text:sequence text:ref-name="refStep18" text:name="Step" text:formula="ooow:Step+1" style:num-format="1">14</text:sequence>) <text:span text:style-name="T56">Nicht im Rahmen des War­tungsvertrags enthalten sind zum </text:span>Beispiel Schulung ei­nes neuen Benutzers, Einbauen von neuen Soft<text:span text:style-name="T51">­</text:span>ware<text:span text:style-name="T51">­</text:span>funk<text:span text:style-name="T51">­</text:span>t­ionen, Hilfestel­lung nach fahr­lässiger Be<text:span text:style-name="T51">­</text:span>nut­zung oder bei unzurei­chend funktionsfähi­gem Computer<text:span text:style-name="T50">­</text:span>system.</text:p>
      <text:p text:style-name="P11">(<text:sequence text:ref-name="refStep17" text:name="Step" text:formula="ooow:Step+1" style:num-format="1">15</text:sequence>) <text:span text:style-name="T56">Falls eine </text:span>Dienstleistung <text:span text:style-name="T56">über den Rahmen des Wartungsvertrags hinausgeht, erstellt der Dienstleister ein getrenntes Angebot</text:span> und berechnet <text:span text:style-name="T56">entsprechend.</text:span></text:p>
      <text:h text:style-name="Heading_20_3" text:outline-level="3">Dienstleistungen vor Ort</text:h>
      <text:p text:style-name="Text_20_body">(<text:sequence text:ref-name="refStep19" text:name="Step" text:formula="ooow:Step+1" style:num-format="1">16</text:sequence>) Wenn der Benutzer einen Einsatz des Dienst­leisters vor Ort wünscht, kontaktiert er diesen zwecks Terminab­sprache.</text:p>
      <text:p text:style-name="Text_20_body">(<text:sequence text:ref-name="refStep20" text:name="Step" text:formula="ooow:Step+1" style:num-format="1">17</text:sequence>) Je nach Bedarf plant der Dienstleister Aufent­halte in <text:span text:style-name="T22">Belgien</text:span>, die er per E-Mail ankündigt.</text:p>
      <text:p text:style-name="Text_20_body">(<text:sequence text:ref-name="refStep22" text:name="Step" text:formula="ooow:Step+1" style:num-format="1">18</text:sequence>) Arbeiten vor Ort werden in jedem Fall zum Stunden<text:span text:style-name="T54">­</text:span>tarif fakturiert; auch wenn dabei Arbeiten ge­macht wur­den, die <text:span text:style-name="T17">auf Distanz </text:span>kosten­los gewe­sen wären. </text:p>
      <text:p text:style-name="Text_20_body">(<text:sequence text:ref-name="refStep23" text:name="Step" text:formula="ooow:Step+1" style:num-format="1">19</text:sequence>) Stundentarif ist <text:span text:style-name="T58">7</text:span>0 € <text:span text:style-name="T45">z</text:span>zgl. gesetzli­cher Mehr<text:span text:style-name="T51">­</text:span>wert<text:span text:style-name="T51">­</text:span>steue­r.</text:p>
      <text:h text:style-name="P22" text:outline-level="3">Vertragsabschluss</text:h>
      <text:p text:style-name="P17">(<text:sequence text:ref-name="refStep2" text:name="Step" text:formula="ooow:Step+1" style:num-format="1">20</text:sequence>) Durch Ausstellen einer Rechnung über einen Jahres­beitrag erklärt der Dienstleister seine Bereit­schaft, den vor­liegenden Software-<text:span text:style-name="T38">Wartungs</text:span>vertrag mit dem Benut­zer <text:s/>einzu­gehen. </text:p>
      <text:p text:style-name="P17">(<text:sequence text:ref-name="refStep3" text:name="Step" text:formula="ooow:Step+1" style:num-format="1">21</text:sequence>) Zeitraum und Gegenstand des Vertrags sind auf der Rechnung vermerkt. </text:p>
      <text:p text:style-name="P17">(<text:sequence text:ref-name="refStep4" text:name="Step" text:formula="ooow:Step+1" style:num-format="1">22</text:sequence>) Der Vertrag gilt als abge­schlossen, wenn die Zah­lung des Rechnungsbetrags auf dem Bankkonto des Dienstlei­sters eingetroffen ist. </text:p>
      <text:p text:style-name="P17">(<text:sequence text:ref-name="refStep5" text:name="Step" text:formula="ooow:Step+1" style:num-format="1">23</text:sequence>) Der Vertrag endet automatisch nach dem auf der Rechnung vermerkten Zeitraum. </text:p>
      <text:p text:style-name="P17"><text:span text:style-name="T13">(</text:span><text:span text:style-name="T13"><text:sequence text:ref-name="refStep27" text:name="Step" text:formula="ooow:Step+1" style:num-format="1">24</text:sequence></text:span><text:span text:style-name="T13">) </text:span><text:span text:style-name="T14">Der Vertrag wird automatisch verlän­gert durch eine Rechnung des </text:span>Dienstleister<text:span text:style-name="T37">s</text:span> für das näch­ste Beitrags<text:span text:style-name="T52">­</text:span>jahr.</text:p>
      <text:p text:style-name="P17"><text:span text:style-name="T13">(</text:span><text:span text:style-name="T13"><text:sequence text:ref-name="refStep28" text:name="Step" text:formula="ooow:Step+1" style:num-format="1">25</text:sequence></text:span><text:span text:style-name="T13">) </text:span><text:span text:style-name="T14">Eventuelle Absicht zur Nicht-Verlängerung wird dem Partner unverzüglich mitgeteilt.</text:span></text:p>
      <text:p text:style-name="P17">(<text:sequence text:ref-name="refStep6" text:name="Step" text:formula="ooow:Step+1" style:num-format="1">26</text:sequence>) <text:span text:style-name="T20">Falls auf der Rechnung ein Zahlungstermin steht, </text:span>muss der Benutzer <text:span text:style-name="T20">b</text:span>ei verspäteter Zahlung zusätzlich Ver­zugs­zinsen von 0,1% pro Tag hinzu­fügen, um den Vertrag abzuschließen.</text:p>
      <text:h text:style-name="P22" text:outline-level="3">Haftungsausschluss</text:h>
      <text:p text:style-name="P7"><text:span text:style-name="T13">(</text:span><text:span text:style-name="T13"><text:sequence text:ref-name="refStep24" text:name="Step" text:formula="ooow:Step+1" style:num-format="1">27</text:sequence></text:span><text:span text:style-name="T13">) </text:span>Der Dienstleister garantiert nicht die <text:span text:style-name="T7">Fehlerfrei­heit der Software,</text:span> sondern seine <text:span text:style-name="T7">Hilfe­stellung</text:span> bei Proble­men.</text:p>
      <text:p text:style-name="Text_20_body"><text:span text:style-name="T13">(</text:span><text:span text:style-name="T13"><text:sequence text:ref-name="refStep25" text:name="Step" text:formula="ooow:Step+1" style:num-format="1">28</text:sequence></text:span><text:span text:style-name="T13">) </text:span>Sollte jemand aufgrund der Benutzung <text:span text:style-name="T9">oder Nichtbe­nutzbarkeit </text:span>der Software zu Schaden kom­men, kann der Dienstleister dafür nicht <text:span text:style-name="T9">rechtlich </text:span>haftbar ge­macht wer­den.</text:p>
      <text:p text:style-name="P7"><text:span text:style-name="T13">(</text:span><text:span text:style-name="T13"><text:sequence text:ref-name="refStep26" text:name="Step" text:formula="ooow:Step+1" style:num-format="1">29</text:sequence></text:span><text:span text:style-name="T13">) </text:span><text:span text:style-name="T8">Im Falle eines Problems tun alle Beteilig­ten ihr Be­stes, um das Problem zu lösen.</text:span></text:p>
      <text:h text:style-name="Heading_20_3" text:outline-level="3">Sonstige Regeln</text:h>
      <text:p text:style-name="Text_20_body">(<text:sequence text:ref-name="refStep29" text:name="Step" text:formula="ooow:Step+1" style:num-format="1">30</text:sequence>) <text:span text:style-name="T37">Der </text:span>Jahresbeitr<text:span text:style-name="T37">ag</text:span> <text:span text:style-name="T37">wird jedes Jahr </text:span>ent­sprechend des belgischen Ge­sundheitsindexes <text:s/><text:span text:style-name="T18">an­gepasst</text:span>.</text:p>
      <text:p text:style-name="Text_20_body">(<text:sequence text:ref-name="refStep30" text:name="Step" text:formula="ooow:Step+1" style:num-format="1">31</text:sequence>) Dienst<text:span text:style-name="T42">l</text:span>eister und Benutzer können jederzeit einvern­ehmlich die Höhe des Jahresbeitrags anpas­sen. Plausi­ble Begründung für sol<text:span text:style-name="T41">c</text:span>he Anpassungen sind z.B. Ände­rungen im Umfang der Software oder struk­turelle oder personelle Veränderung­en des Be­nutzers.</text:p>
      <text:p text:style-name="Text_20_body"><text:span text:style-name="T13">(</text:span><text:span text:style-name="T13"><text:sequence text:ref-name="refStep31" text:name="Step" text:formula="ooow:Step+1" style:num-format="1">32</text:sequence></text:span><text:span text:style-name="T13">) </text:span>Rechnungen über Jahresbeiträge dürfen auch <text:span text:style-name="T19">stück­weise bezahlt </text:span>werden, also z.B. ¼ der Ge­samtsumme alle drei Monate. Wobei der Benut­zer dann selbst dafür verantwortlich ist, dass jede ein­zelne Teil­zahlung recht­zeitig ausgeführt wir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 fo:language="de" fo:country="DE"/>
    </style:style>
    <style:style style:name="Text_20_body" style:display-name="Text body" style:family="paragraph" style:parent-style-name="Standard" style:class="text" style:master-page-name="">
      <loext:graphic-properties draw:fill-image-width="0mm" draw:fill-image-height="0mm"/>
      <style:paragraph-properties fo:margin-left="0mm" fo:margin-right="0mm" fo:margin-top="1.01mm" fo:margin-bottom="1.01mm" loext:contextual-spacing="false" fo:text-align="justify" style:justify-single-word="false" fo:text-indent="0m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0pt" fo:background-color="transparent"/>
    </style:style>
    <style:style style:name="Hanging_20_indent" style:display-name="Hanging indent" style:family="paragraph" style:parent-style-name="Text_20_body" style:class="text">
      <style:paragraph-properties fo:margin-left="10mm" fo:margin-right="0mm" fo:text-indent="-4.99mm" style:auto-text-indent="false">
        <style:tab-stops>
          <style:tab-stop style:position="0m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4.23mm" fo:margin-bottom="4.99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1.01mm" fo:margin-bottom="1.01mm" loext:contextual-spacing="false" style:page-number="auto"/>
      <style:text-properties style:font-name="Liberation Sans1" fo:font-family="'Liberation Sans'" style:font-style-name="Bold" style:font-family-generic="swiss" style:font-pitch="variable" fo:font-size="14pt" fo:font-weight="bold" style:font-name-asian="Lucida Sans Unicode" style:font-family-asian="'Lucida Sans Unicode'" style:font-pitch-asian="variable" style:font-size-asian="18pt" style:font-weight-asian="bold" style:font-name-complex="Tahoma" style:font-family-complex="Tahoma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top="1.01mm" fo:margin-bottom="1.01mm" loext:contextual-spacing="false" fo:background-color="transparent">
        <style:tab-stops/>
      </style:paragraph-properties>
      <style:text-properties style:font-name="Liberation Sans1" fo:font-family="'Liberation Sans'" style:font-style-name="Bold" style:font-family-generic="swiss" style:font-pitch="variable" fo:font-size="12pt" fo:font-weight="bold" style:font-name-asian="Lucida Sans Unicode" style:font-family-asian="'Lucida Sans Unicode'" style:font-pitch-asian="variable" style:font-size-asian="14pt" style:font-weight-asian="bold" style:font-name-complex="Tahoma" style:font-family-complex="Tahoma" style:font-pitch-complex="variable" style:font-size-complex="1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Text_20_body" style:class="extra">
      <style:paragraph-properties fo:margin-top="0mm" fo:margin-bottom="1.01mm" loext:contextual-spacing="false" text:number-lines="false" text:line-number="0"/>
      <style:text-properties style:font-name="Liberation Sans" fo:font-family="'Liberation Sans'" style:font-style-name="Regular" style:font-family-generic="swiss" style:font-pitch="variable"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4.99mm" style:type="center"/>
          <style:tab-stop style:position="189.99mm" style:type="right"/>
        </style:tab-stops>
      </style:paragraph-properties>
    </style:style>
    <style:style style:name="Header" style:family="paragraph" style:parent-style-name="Standard" style:class="extra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4mm"/>
        <style:text-properties style:font-name="StarSymbol"/>
      </text:list-level-style-bullet>
      <text:list-level-style-bullet text:level="2" text:style-name="Numbering_20_Symbols" text:bullet-char="•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text:bullet-char="•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text:bullet-char="•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text:bullet-char="•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text:bullet-char="•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text:bullet-char="•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text:bullet-char="•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text:bullet-char="•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text:bullet-char="•">
        <style:list-level-properties text:space-before="36.01mm" text:min-label-width="4m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4.99mm"/>
      </text:list-level-style-number>
      <text:list-level-style-number text:level="2" text:style-name="Numbering_20_Symbols" style:num-suffix="." style:num-format="1">
        <style:list-level-properties text:space-before="5.01mm" text:min-label-width="4.99mm"/>
      </text:list-level-style-number>
      <text:list-level-style-number text:level="3" text:style-name="Numbering_20_Symbols" style:num-suffix="." style:num-format="1">
        <style:list-level-properties text:space-before="10mm" text:min-label-width="4.99mm"/>
      </text:list-level-style-number>
      <text:list-level-style-number text:level="4" text:style-name="Numbering_20_Symbols" style:num-suffix="." style:num-format="1">
        <style:list-level-properties text:space-before="15.01mm" text:min-label-width="4.99mm"/>
      </text:list-level-style-number>
      <text:list-level-style-number text:level="5" text:style-name="Numbering_20_Symbols" style:num-suffix="." style:num-format="1">
        <style:list-level-properties text:space-before="20mm" text:min-label-width="4.99mm"/>
      </text:list-level-style-number>
      <text:list-level-style-number text:level="6" text:style-name="Numbering_20_Symbols" style:num-suffix="." style:num-format="1">
        <style:list-level-properties text:space-before="25.01mm" text:min-label-width="4.99mm"/>
      </text:list-level-style-number>
      <text:list-level-style-number text:level="7" text:style-name="Numbering_20_Symbols" style:num-suffix="." style:num-format="1">
        <style:list-level-properties text:space-before="30.01mm" text:min-label-width="4.99mm"/>
      </text:list-level-style-number>
      <text:list-level-style-number text:level="8" text:style-name="Numbering_20_Symbols" style:num-suffix="." style:num-format="1">
        <style:list-level-properties text:space-before="35.02mm" text:min-label-width="4.99mm"/>
      </text:list-level-style-number>
      <text:list-level-style-number text:level="9" text:style-name="Numbering_20_Symbols" style:num-suffix="." style:num-format="1">
        <style:list-level-properties text:space-before="40.01mm" text:min-label-width="4.99mm"/>
      </text:list-level-style-number>
      <text:list-level-style-number text:level="10" text:style-name="Numbering_20_Symbols" style:num-suffix="." style:num-format="1">
        <style:list-level-properties text:space-before="45.02mm" text:min-label-width="4.99m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4.99mm" style:num-format="1" text:number-position="left" text:increment="5"/>
  </office:styles>
  <office:automatic-styles>
    <style:style style:name="Table4" style:family="table">
      <style:table-properties style:width="189.99mm" style:rel-width="100%" fo:margin-left="0mm" table:align="left"/>
    </style:style>
    <style:style style:name="Table4.A" style:family="table-column">
      <style:table-column-properties style:column-width="14.76mm" style:rel-column-width="837*"/>
    </style:style>
    <style:style style:name="Table4.B" style:family="table-column">
      <style:table-column-properties style:column-width="175.22mm" style:rel-column-width="9934*"/>
    </style:style>
    <style:style style:name="Table4.A1" style:family="table-cell">
      <style:table-cell-properties style:vertical-align="middle" fo:padding="0.97mm" fo:border-left="none" fo:border-right="none" fo:border-top="0.05pt solid #000000" fo:border-bottom="none"/>
    </style:style>
    <style:style style:name="Table4.B1" style:family="table-cell">
      <style:table-cell-properties fo:padding="0.97mm" fo:border-left="none" fo:border-right="none" fo:border-top="0.05pt solid #000000" fo:border-bottom="none"/>
    </style:style>
    <style:style style:name="MP1" style:family="paragraph" style:parent-style-name="Header">
      <style:text-properties officeooo:rsid="000bc8c3" officeooo:paragraph-rsid="002ab8a5"/>
    </style:style>
    <style:style style:name="MP2" style:family="paragraph" style:parent-style-name="Header">
      <style:paragraph-properties fo:text-align="start" style:justify-single-word="false"/>
      <style:text-properties style:font-name="Liberation Sans2" fo:font-size="9pt" officeooo:rsid="000bc8c3" officeooo:paragraph-rsid="002c8990" style:font-size-asian="9pt" style:font-size-complex="9pt"/>
    </style:style>
    <style:style style:name="MP3" style:family="paragraph" style:parent-style-name="Standard">
      <style:text-properties officeooo:paragraph-rsid="002ab8a5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2c8990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9.99mm" fo:page-height="296.99mm" style:num-format="1" style:print-orientation="portrait" fo:margin-top="10mm" fo:margin-bottom="10mm" fo:margin-left="10mm" fo:margin-right="1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99ccff" style:footnote-max-height="0mm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99ccff"/>
      </style:footer-style>
    </style:page-layout>
    <style:page-layout style:name="Mpm2">
      <style:page-layout-properties fo:page-width="209.99mm" fo:page-height="296.99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MP1"><draw:frame draw:style-name="Mfr1" draw:name="Image4" text:anchor-type="as-char" svg:width="10.09mm" svg:height="9mm" draw:z-index="0"><draw:image xlink:href="Pictures/10000201000000C8000000B9724DDDC7C7245A5B.png" xlink:type="simple" xlink:show="embed" xlink:actuate="onLoad" loext:mime-type="image/png"/></draw:frame></text:p>
            </table:table-cell>
            <table:table-cell table:style-name="Table4.B1" office:value-type="string">
              <text:p text:style-name="MP2"><text:span text:style-name="MT1">Rumma &amp; Ko OÜ</text:span><text:line-break/>Software-Wartungsvertrag<text:span text:style-name="MT2">, Stand </text:span><text:date style:data-style-name="N36" text:date-value="2020-06-30T19:56:38.989608907">30.06.2020</text:date><text:s/><text:time style:data-style-name="N41" text:time-value="2020-06-30T19:56:38.989690002">19:53:15</text:time></text:p>
            </table:table-cell>
          </table:table-row>
        </table:table>
        <text:p text:style-name="MP3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Luc Saffre</meta:initial-creator>
    <meta:creation-date>2005-04-07T15:32:33</meta:creation-date>
    <dc:date>2020-06-30T19:56:38.906567689</dc:date>
    <meta:printed-by>Luc Saffre</meta:printed-by>
    <meta:print-date>2005-04-08T20:01:11</meta:print-date>
    <meta:editing-cycles>139</meta:editing-cycles>
    <meta:editing-duration>PT11H37M38S</meta:editing-duration>
    <meta:document-statistic meta:table-count="1" meta:image-count="1" meta:object-count="0" meta:page-count="1" meta:paragraph-count="42" meta:word-count="628" meta:character-count="5080" meta:non-whitespace-character-count="4483"/>
    <meta:user-defined meta:name="Info 1"/>
    <meta:user-defined meta:name="Info 2"/>
    <meta:user-defined meta:name="Info 3"/>
    <meta:user-defined meta:name="Info 4"/>
  </office:meta>
</office:document-meta>
</file>